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paragraph-properties fo:text-align="end" style:justify-single-word="false"/>
      <style:text-properties style:text-underline-style="solid" style:text-underline-width="auto" style:text-underline-color="font-color" officeooo:paragraph-rsid="0018789c"/>
    </style:style>
    <style:style style:name="P4" style:family="paragraph" style:parent-style-name="Text_20_body">
      <style:text-properties officeooo:paragraph-rsid="0018789c"/>
    </style:style>
    <style:style style:name="P5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Heading_20_3">
      <style:text-properties officeooo:paragraph-rsid="0018789c"/>
    </style:style>
    <style:style style:name="P8" style:family="paragraph" style:parent-style-name="Heading_20_3">
      <style:paragraph-properties fo:break-before="page"/>
      <style:text-properties officeooo:paragraph-rsid="0018789c"/>
    </style:style>
    <style:style style:name="T1" style:family="text">
      <style:text-properties officeooo:rsid="0018789c"/>
    </style:style>
    <style:style style:name="T2" style:family="text">
      <style:text-properties fo:font-size="20pt"/>
    </style:style>
    <style:style style:name="T3" style:family="text">
      <style:text-properties style:font-size-asian="20pt"/>
    </style:style>
    <style:style style:name="T4" style:family="text">
      <style:text-properties style:font-size-complex="20pt"/>
    </style:style>
    <style:style style:name="T5" style:family="text">
      <style:text-properties style:text-underline-style="none" officeooo:rsid="0018789c"/>
    </style:style>
    <style:style style:name="T6" style:family="text">
      <style:text-properties style:text-underline-style="solid" style:text-underline-width="auto" style:text-underline-color="font-color" officeooo:rsid="00187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/></text:h>
      <text:h text:style-name="P5" text:outline-level="1"><text:span text:style-name="T1"/></text:h>
      <text:h text:style-name="P5" text:outline-level="1"><text:span text:style-name="T1"/></text:h>
      <text:h text:style-name="P5" text:outline-level="1"><text:span text:style-name="T1"/></text:h>
      <text:h text:style-name="P5" text:outline-level="1"><text:span text:style-name="T1"/></text:h>
      <text:h text:style-name="P5" text:outline-level="1"><text:span text:style-name="T1">REDES NEURONALES</text:span></text:h>
      <text:p text:style-name="P1"/>
      <text:h text:style-name="P6" text:outline-level="3"><text:span text:style-name="T1">Practico 1</text:span></text:h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Prof</text:span><text:span text:style-name="T5">: F. A. Tamarit</text:span></text:p>
      <text:p text:style-name="P3"><text:span text:style-name="T5"/></text:p>
      <text:p text:style-name="P3"><text:span text:style-name="T1">Autor</text:span><text:span text:style-name="T5">: Eric N. Jurio</text:span></text:p>
      <text:h text:style-name="P8" text:outline-level="3"><text:span text:style-name="T6">Introducción</text:span><text:span text:style-name="T5">:</text:span></text:h>
      <text:p text:style-name="P4"><text:span text:style-name="T5"/></text:p>
      <text:p text:style-name="P4"><text:span text:style-name="T5">En este informe analizaremos </text:span></text:p>
      <text:p text:style-name="P4"><text:span text:style-name="T5"/></text:p>
      <text:h text:style-name="P7" text:outline-level="3"><text:span text:style-name="T6">Ejercicio 1</text:span><text:span text:style-name="T5">: Red de Hopfield Determinista</text:span></text:h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3T20:25:29</meta:creation-date>
    <meta:generator>OpenOffice.org/3.2$Unix OpenOffice.org_project/320m19$Build-9505</meta:generator>
    <dc:date>2010-10-03T20:41:44</dc:date>
    <meta:editing-duration>PT00H16M19S</meta:editing-duration>
    <meta:editing-cycles>2</meta:editing-cycles>
    <meta:document-statistic meta:table-count="0" meta:image-count="0" meta:object-count="0" meta:page-count="2" meta:paragraph-count="7" meta:word-count="23" meta:character-count="148"/>
  </office:meta>
</office:document-meta>
</file>